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6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7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8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9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0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1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2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3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4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5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6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7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8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19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0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1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2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3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4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5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6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7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8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29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0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1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2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3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4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5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6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7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8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39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0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1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2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3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4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5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6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7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8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49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0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1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2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3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4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5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6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7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8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59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/>
    </style:style>
    <style:style style:name="P60" style:parent-style-name="Normaali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" style:parent-style-name="Kappaleenoletusfontti" style:family="text">
      <style:text-properties style:font-name="Courier New" style:font-name-asian="Times New Roman" style:font-name-complex="Courier New" fo:font-size="10pt" style:font-size-asian="10pt" style:font-size-complex="10pt"/>
    </style:style>
  </office:automatic-styles>
  <office:body>
    <office:text text:use-soft-page-breaks="true">
      <text:p text:style-name="P1"># 2D-Arkaden-Shooter</text:p>
      <text:p text:style-name="P2"><text:s/>My 2D (Mobile) Arcade Shooter Project</text:p>
      <text:p text:style-name="P3"/>
      <text:p text:style-name="P4">TODO:</text:p>
      <text:p text:style-name="P5"/>
      <text:p text:style-name="P6">---Gameplay---</text:p>
      <text:p text:style-name="P7"/>
      <text:p text:style-name="P8">Player Weaponry</text:p>
      <text:p text:style-name="P9">-Damage enemies</text:p>
      <text:p text:style-name="P10">-Don't hit the player</text:p>
      <text:p text:style-name="P11">-Weapons produce heat; when you get heat capped, you can't shoot until you drop down to 50% heat</text:p>
      <text:p text:style-name="P12">-Heat is dissipated over time</text:p>
      <text:p text:style-name="Courier">-Whenever you shoot anything, you trigger a timer equal to the cooldown of the weapon that stops all heat dissipation -&gt; so you have to stop shooting sometimes...</text:p>
      <text:p text:style-name="P13">-When adjusting the timer, the timer is always set with a Max(CurrentTimer, Cooldown), instead of being added on top of current timer.</text:p>
      <text:p text:style-name="P14">-Timer ticks down based on deltatime every frame</text:p>
      <text:p text:style-name="P15"/>
      <text:p text:style-name="P16">Player Gadgets</text:p>
      <text:p text:style-name="P17">-For example, bombs, no heat generation but have a "reserve". Regenerate slowly, but can be used in bursts</text:p>
      <text:p text:style-name="P18">-Not limited to bombs, could be other kind of gadget for a "bomb" slot too?</text:p>
      <text:p text:style-name="P19">-Rockets, fired automatically when shooting main weaponry, produce no heat and don't effect the heat timer</text:p>
      <text:p text:style-name="P20">-Usually auto-aimish</text:p>
      <text:p text:style-name="P21">-Time stop?</text:p>
      <text:p text:style-name="P22">-Shield generator? Trades dmg-&gt;heat, if overheated (dissipation back to 50% till you can shoot again), stops working during this time</text:p>
      <text:p text:style-name="P23">-Nanobots? Heal the player when heat is under certain treshold (0%?)</text:p>
      <text:p text:style-name="P24">-APS? Shoots down (annoying)projectiles with a cooldown.</text:p>
      <text:p text:style-name="P25"/>
      <text:p text:style-name="P26">Health pickups</text:p>
      <text:p text:style-name="P27">-Basic repair kit, heals % of max HP</text:p>
      <text:p text:style-name="P28">-No heat pickup: x seconds of weapons not generating heat</text:p>
      <text:p text:style-name="P29">-Quad damage? Double damage?</text:p>
      <text:p text:style-name="P30"/>
      <text:p text:style-name="P31">Enemy functionality</text:p>
      <text:p text:style-name="P32">-Spawning logic (and removal logic)</text:p>
      <text:p text:style-name="P33">-Behaviour such as flying patterns, movement</text:p>
      <text:p text:style-name="P34">-Ramming interaction between player&amp;enemy</text:p>
      <text:p text:style-name="P35"/>
      <text:p text:style-name="P36">Scoring</text:p>
      <text:p text:style-name="P37">-Enemies die -&gt; score (doesn't matter how they die, unless expiring)</text:p>
      <text:p text:style-name="P38"/>
      <text:p text:style-name="P39">Checkpoints</text:p>
      <text:p text:style-name="P40">-Remember player stats when we hit a checkpoint (health value first in mind, heat don't matter)</text:p>
      <text:p text:style-name="P41">-Need to keep track of enemies we already killed until this point? Most likely, to keep scoring same.</text:p>
      <text:p text:style-name="P42"/>
      <text:p text:style-name="P43">---Levels---</text:p>
      <text:p text:style-name="P44"/>
      <text:p text:style-name="P45">Terrain</text:p>
      <text:p text:style-name="P46">-Figure out SpriteShape</text:p>
      <text:p text:style-name="P47">-Make a demo level...</text:p>
      <text:p text:style-name="P48">-When making destructible objects, use scripts such as health from enemies, and also use scoring logic. We might want a bit of score for destroyed terrain</text:p>
      <text:p text:style-name="P49"/>
      <text:p text:style-name="P50">---Menus---</text:p>
      <text:p text:style-name="P51"/>
      <text:p text:style-name="P52">Main Menu</text:p>
      <text:p text:style-name="P53">-Access to game-&gt;level select etc</text:p>
      <text:p text:style-name="P54">-Options</text:p>
      <text:p text:style-name="P55">-Close application</text:p>
      <text:p text:style-name="P56"/>
      <text:p text:style-name="P57">Options</text:p>
      <text:p text:style-name="P58">-Adjust volume</text:p>
      <text:p text:style-name="P59">-Brightness, Gamma?</text:p>
      <text:p text:style-name="P60"><text:span text:style-name="T61">-Adjust binds (PC only?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HTML-esimuotoiltu" style:display-name="HTML-esimuotoiltu" style:family="paragraph" style:parent-style-name="Normaali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-esimuotoiltuChar" style:display-name="HTML-esimuotoiltu Char" style:family="text" style:parent-style-name="Kappaleenoletusfontti">
      <style:text-properties style:font-name="Courier New" style:font-name-asian="Times New Roman" style:font-name-complex="Courier New" fo:font-size="10pt" style:font-size-asian="10pt" style:font-size-complex="10pt"/>
    </style:style>
    <style:style style:name="Courier" style:display-name="Courier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CourierChar" style:display-name="Courier Char" style:family="text" style:parent-style-name="Kappaleenoletusfontti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ona Laakso</dc:creator>
    <meta:creation-date>2022-03-31T11:15:00Z</meta:creation-date>
    <dc:date>2022-03-31T11:17:00Z</dc:date>
    <meta:template xlink:href="Normal.dotm" xlink:type="simple"/>
    <meta:editing-cycles>2</meta:editing-cycles>
    <meta:editing-duration>PT120S</meta:editing-duration>
    <meta:document-statistic meta:page-count="2" meta:paragraph-count="4" meta:word-count="237" meta:character-count="2159" meta:row-count="16" meta:non-whitespace-character-count="1926"/>
  </office:meta>
</office:document-meta>
</file>